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30000006D3E5C1924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Segoe UI1" svg:font-family="'Segoe UI'"/>
    <style:font-face style:name="Times New Roman1" svg:font-family="'Times New Roman'"/>
    <style:font-face style:name="Times New Roman2" svg:font-family="'Times New Roman', 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3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3" style:font-size-complex="14pt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249cm" style:auto-text-indent="false"/>
      <style:text-properties fo:color="#000000" style:font-name="Times New Roman" fo:font-size="14pt" fo:font-style="normal" style:text-underline-style="none" style:font-size-asian="14pt" style:font-style-asian="normal" style:font-name-complex="Times New Roman3" style:font-size-complex="14pt" style:font-style-complex="normal" style:font-weight-complex="bold"/>
    </style:style>
    <style:style style:name="P5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3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3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3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3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font-weight="normal" style:font-size-asian="14pt" style:font-weight-asian="normal" style:font-name-complex="Times New Roman3" style:font-size-complex="14pt" style:font-weight-complex="normal"/>
    </style:style>
    <style:style style:name="P10" style:family="paragraph" style:parent-style-name="Standard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style:text-autospace="none"/>
      <style:text-properties style:font-name="Courier New1" fo:font-size="9pt" style:font-size-asian="9pt" style:font-size-complex="9pt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3" style:font-size-complex="14pt"/>
    </style:style>
    <style:style style:name="P20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3" style:font-size-complex="14pt"/>
    </style:style>
    <style:style style:name="P21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3" style:font-size-complex="14pt"/>
    </style:style>
    <style:style style:name="P24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3" style:font-size-complex="14pt"/>
    </style:style>
    <style:style style:name="P25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3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3" style:font-size-complex="14pt"/>
    </style:style>
    <style:style style:name="P27" style:family="paragraph" style:parent-style-name="Standard">
      <style:paragraph-properties fo:line-height="150%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8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9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30" style:family="paragraph" style:parent-style-name="Text_20_body">
      <style:paragraph-properties fo:line-height="150%" fo:text-align="justify" style:justify-single-word="false"/>
      <style:text-properties fo:color="#161616" style:font-name="Times New Roman" fo:font-size="14pt" style:font-size-asian="14pt" style:font-size-complex="14pt"/>
    </style:style>
    <style:style style:name="P31" style:family="paragraph" style:parent-style-name="Text_20_body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3.771cm" fo:margin-right="0cm" fo:line-height="150%" fo:text-align="justify" style:justify-single-word="false" fo:text-indent="-0.635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35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36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style:font-size-asian="14pt" style:font-name-complex="Times New Roman3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3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3" style:font-size-complex="14pt"/>
    </style:style>
    <style:style style:name="T5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3" style:font-size-complex="14pt"/>
    </style:style>
    <style:style style:name="T6" style:family="text">
      <style:text-properties fo:color="#000000" style:font-name="Times New Roman" fo:font-size="14pt" fo:font-style="normal" style:font-size-asian="14pt" style:font-style-asian="normal" style:font-name-complex="Times New Roman3" style:font-size-complex="14pt" style:font-style-complex="normal"/>
    </style:style>
    <style:style style:name="T7" style:family="text">
      <style:text-properties fo:color="#000000" style:font-name="Times New Roman" fo:font-size="14pt" fo:font-weight="bold" style:font-size-asian="14pt" style:font-weight-asian="bold" style:font-name-complex="Times New Roman3" style:font-size-complex="14pt"/>
    </style:style>
    <style:style style:name="T8" style:family="text">
      <style:text-properties fo:color="#000000" fo:language="en" fo:country="US" style:font-name-asian="Consolas" style:font-name-complex="Consolas"/>
    </style:style>
    <style:style style:name="T9" style:family="text">
      <style:text-properties fo:color="#000000" style:font-name-asian="Consolas" style:font-name-complex="Consolas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fo:font-size="14pt" fo:font-style="italic" style:font-size-asian="14pt" style:font-style-asian="italic" style:font-name-complex="Times New Roman3" style:font-size-complex="14pt"/>
    </style:style>
    <style:style style:name="T12" style:family="text">
      <style:text-properties fo:color="#000000" fo:font-size="14pt" fo:font-style="normal" style:font-size-asian="14pt" style:font-style-asian="normal" style:font-name-complex="Times New Roman3" style:font-size-complex="14pt" style:font-style-complex="normal"/>
    </style:style>
    <style:style style:name="T13" style:family="text">
      <style:text-properties fo:color="#000000" fo:font-style="italic" style:font-style-asian="italic" style:font-name-complex="Times New Roman3"/>
    </style:style>
    <style:style style:name="T14" style:family="text">
      <style:text-properties fo:color="#000000" fo:font-style="normal" style:font-style-asian="normal" style:font-name-complex="Times New Roman3" style:font-style-complex="normal"/>
    </style:style>
    <style:style style:name="T15" style:family="text">
      <style:text-properties fo:color="#000000" style:font-name="Times New Roman" fo:font-size="14pt" fo:font-style="italic" style:font-size-asian="14pt" style:font-style-asian="italic" style:font-name-complex="Times New Roman3" style:font-size-complex="14pt"/>
    </style:style>
    <style:style style:name="T16" style:family="text">
      <style:text-properties fo:color="#000000" style:font-name="Times New Roman" fo:font-size="14pt" fo:font-style="normal" style:font-size-asian="14pt" style:font-style-asian="normal" style:font-name-complex="Times New Roman3" style:font-size-complex="14pt" style:font-style-complex="normal"/>
    </style:style>
    <style:style style:name="T17" style:family="text">
      <style:text-properties fo:color="#000000" fo:font-size="9.5pt" style:font-name-asian="Consolas" style:font-size-asian="9.5pt" style:font-name-complex="Consolas" style:font-size-complex="9.5pt"/>
    </style:style>
    <style:style style:name="T18" style:family="text">
      <style:text-properties fo:language="en" fo:country="US"/>
    </style:style>
    <style:style style:name="T19" style:family="text">
      <style:text-properties fo:color="#0000ff"/>
    </style:style>
    <style:style style:name="T20" style:family="text">
      <style:text-properties fo:color="#0000ff" style:font-name-asian="Consolas" style:font-name-complex="Consolas"/>
    </style:style>
    <style:style style:name="T21" style:family="text">
      <style:text-properties fo:color="#0000ff" fo:language="en" fo:country="US" style:font-name-asian="Consolas" style:font-name-complex="Consolas"/>
    </style:style>
    <style:style style:name="T2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fo:color="#0000ff" style:font-name="Consolas" fo:font-size="9.5pt" style:font-size-asian="9.5pt" style:font-size-complex="9.5pt"/>
    </style:style>
    <style:style style:name="T24" style:family="text">
      <style:text-properties fo:color="#0000ff" fo:font-size="9.5pt" style:font-size-asian="9.5pt" style:font-size-complex="9.5pt"/>
    </style:style>
    <style:style style:name="T25" style:family="text">
      <style:text-properties fo:color="#0000ff" fo:font-size="9.5pt" style:font-name-asian="Consolas" style:font-size-asian="9.5pt" style:font-name-complex="Consolas" style:font-size-complex="9.5pt"/>
    </style:style>
    <style:style style:name="T26" style:family="text">
      <style:text-properties fo:color="#2b91af" style:font-name-asian="Consolas" style:font-name-complex="Consolas"/>
    </style:style>
    <style:style style:name="T27" style:family="text">
      <style:text-properties fo:color="#a31515" style:font-name-asian="Consolas" style:font-name-complex="Consolas"/>
    </style:style>
    <style:style style:name="T28" style:family="text">
      <style:text-properties fo:color="#008000" style:font-name-asian="Consolas" style:font-name-complex="Consolas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0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31" style:family="text">
      <style:text-properties fo:font-variant="normal" fo:text-transform="none" fo:color="#000000" style:font-name="Times New Roman1" fo:letter-spacing="normal" fo:font-style="normal"/>
    </style:style>
    <style:style style:name="T32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33" style:family="text">
      <style:text-properties fo:font-variant="normal" fo:text-transform="none" fo:color="#000000" fo:letter-spacing="normal"/>
    </style:style>
    <style:style style:name="T34" style:family="text">
      <style:text-properties fo:font-variant="normal" fo:text-transform="none" fo:color="#000000" fo:letter-spacing="normal" fo:font-style="normal" fo:font-weight="normal" style:font-weight-asian="bold"/>
    </style:style>
    <style:style style:name="T35" style:family="text">
      <style:text-properties fo:font-variant="normal" fo:text-transform="none" fo:color="#000000" fo:letter-spacing="normal" fo:font-style="normal" fo:font-weight="normal" style:font-style-asian="normal" style:font-name-complex="Times New Roman3" style:font-style-complex="normal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37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39" style:family="text">
      <style:text-properties fo:font-variant="normal" fo:text-transform="none" style:font-name="Times New Roman1" fo:letter-spacing="normal" fo:font-weight="normal"/>
    </style:style>
    <style:style style:name="T40" style:family="text">
      <style:text-properties fo:font-variant="normal" fo:text-transform="none" fo:color="#161616"/>
    </style:style>
    <style:style style:name="T41" style:family="text">
      <style:text-properties fo:font-variant="normal" fo:text-transform="none" fo:color="#161616" style:font-name="Symbol"/>
    </style:style>
    <style:style style:name="T42" style:family="text">
      <style:text-properties fo:font-variant="normal" fo:text-transform="none" fo:color="#161616" style:font-name="Times New Roman2" fo:font-size="12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43" style:family="text">
      <style:text-properties fo:font-variant="normal" fo:text-transform="none" fo:color="#161616" fo:font-size="12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44" style:family="text">
      <style:text-properties fo:font-variant="normal" fo:text-transform="none" fo:color="#161616" fo:letter-spacing="normal" fo:font-style="normal" fo:font-weight="normal" style:font-style-asian="normal" style:font-name-complex="Times New Roman3" style:font-style-complex="normal"/>
    </style:style>
    <style:style style:name="T45" style:family="text">
      <style:text-properties fo:font-variant="normal" fo:text-transform="none" fo:color="#161616" style:font-name="Times New Roman" fo:font-size="14pt" fo:letter-spacing="normal" fo:font-style="normal" fo:font-weight="normal" style:font-size-asian="14pt" style:font-style-asian="normal" style:font-name-complex="Times New Roman3" style:font-size-complex="14pt" style:font-style-complex="normal"/>
    </style:style>
    <style:style style:name="T46" style:family="text">
      <style:text-properties fo:font-weight="bold" style:font-weight-asian="bold"/>
    </style:style>
    <style:style style:name="T47" style:family="text">
      <style:text-properties fo:color="#161616"/>
    </style:style>
    <style:style style:name="T48" style:family="text">
      <style:text-properties fo:color="#161616" fo:font-style="italic"/>
    </style:style>
    <style:style style:name="T49" style:family="text">
      <style:text-properties fo:color="#161616" style:font-name="Symbol"/>
    </style:style>
    <style:style style:name="T50" style:family="text">
      <style:text-properties fo:color="#161616" style:font-name="Times New Roman"/>
    </style:style>
    <style:style style:name="T51" style:family="text">
      <style:text-properties fo:color="#161616" style:font-name="Times New Roman" fo:font-style="italic"/>
    </style:style>
    <style:style style:name="T52" style:family="text">
      <style:text-properties fo:color="#161616" style:font-name="Times New Roman" fo:font-size="14pt" fo:font-style="italic" style:font-size-asian="14pt" style:font-size-complex="14pt"/>
    </style:style>
    <style:style style:name="T53" style:family="text">
      <style:text-properties fo:color="#161616" style:font-name="Times New Roman" fo:font-size="14pt" style:font-size-asian="14pt" style:font-size-complex="14pt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size="14pt" style:font-size-asian="14pt" style:font-size-complex="14pt"/>
    </style:style>
    <style:style style:name="T56" style:family="text">
      <style:text-properties fo:language="ru" fo:country="RU"/>
    </style:style>
    <style:style style:name="T57" style:family="text">
      <style:text-properties style:font-name="Consolas" fo:font-size="9.5pt" style:font-size-asian="9.5pt" style:font-size-complex="9.5pt"/>
    </style:style>
    <style:style style:name="T58" style:family="text">
      <style:text-properties fo:font-size="9.5pt" style:font-size-asian="9.5pt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ОБРНАУКИ РОССИИ </text:p>
      <text:p text:style-name="P13">Федеральное государственное бюджетное образовательное учреждение </text:p>
      <text:p text:style-name="P13">высшего образования «Тульский государственный университет» </text:p>
      <text:p text:style-name="P13">Кафедра вычислительной техники </text:p>
      <text:p text:style-name="P13"/>
      <text:p text:style-name="P13">Отчет по лабораторной работе №5</text:p>
      <text:p text:style-name="P31"><text:span text:style-name="T31">Работа с хеш-таблицами</text:span></text:p>
      <text:p text:style-name="P35"><text:span text:style-name="T1">Вариант 6</text:span></text:p>
      <text:p text:style-name="P18">Выполнил студент группы 220681</text:p>
      <text:p text:style-name="P18">Гришанов Александр Александрович</text:p>
      <text:p text:style-name="P18"/>
      <text:p text:style-name="P18">Проверил:</text:p>
      <text:p text:style-name="P16">Доц. Афанасьева Светлана Михайловна</text:p>
      <text:p text:style-name="P18"/>
      <text:p text:style-name="P17"/>
      <text:p text:style-name="P17"/>
      <text:p text:style-name="P17"/>
      <text:p text:style-name="P17"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>Тула 2019</text:p>
      <text:p text:style-name="P14"><text:soft-page-break/>1. Цель работы</text:p>
      <text:p text:style-name="P32"><text:span text:style-name="T1">Ознакомиться с представлением данных в виде хеш-таблиц. </text:span></text:p>
      <text:p text:style-name="P21"><text:span text:style-name="T7">2. Теоретическая справка</text:span></text:p>
      <text:p text:style-name="P22"><text:span text:style-name="T52">Хеш-таблица </text:span><text:span text:style-name="T53">соединяет данные с ячейками. Зачастую такая связь образуется между значением ключа, например ИН или фамилией, и гораздо большей за</text:span><text:bookmark text:name="_Ref188046756"/><text:span text:style-name="T53"> это хеш-таблицы иногда называют </text:span><text:span text:style-name="T52">ассоциативными массивами</text:span><text:span text:style-name="T53">, или, выражаясь менее официальным языком, </text:span><text:span text:style-name="T52">словарями</text:span><text:span text:style-name="T53">. Преобразование значений ключей в вид, пригодный для использования в хеш-таблице, называется </text:span><text:span text:style-name="T52">хешированием </text:span><text:span text:style-name="T53">и описывается особыми хеш-функциями. Эти значения часто похожи, поэтому хорошие функции распределяют их таким образом, чтобы они располагались в разных позициях в таблице. Предположим, вы хотите находить записи о клиентах в хеш-таблице по фамилиям. Если у вас работают два сотрудника — Иванов и Иваничев, в идеале функция хеширования должна связать их фамилии с двумя разными ячейками. В подобных случаях часто генерируются несколько бессмысленные значения, которые выглядят так, будто истинное значение ключа было разбито на куски. Если в хеш-таблице размещается достаточно много значений, рано или поздно найдутся два ключа, которые окажутся связанными с одной и той же позицией. Такая ситуация называется </text:span><text:span text:style-name="T52">коллизией</text:span><text:span text:style-name="T53">. Если она произойдет, вам понадобится </text:span><text:span text:style-name="T52">политика разрешения коллизий</text:span><text:span text:style-name="T53">, определяющая, что нужно делать. Как правило, связь между ключом и позицией ищется до тех пор, пока не найдется свободная ячейка. </text:span><text:span text:style-name="T52">Коэффициент заполнения </text:span><text:span text:style-name="T53">хеш-таблицы отражает то, насколько много в ней записей. Этот показатель влияет на вероятность возникновения коллизий. Больше шансов, что они будут иметь место при добавлении ключа в таблицу, заполненную на 95 %, нежели на 10 %. </text:span></text:p>
      <text:p text:style-name="P30">Таким образом, для хеш-таблицы нужны:</text:p>
      <text:p text:style-name="P33"><text:span text:style-name="T47">-</text:span><text:span text:style-name="T40"> <text:s text:c="4"/></text:span><text:span text:style-name="T47">структура для хранения данных;</text:span></text:p>
      <text:p text:style-name="P33"><text:soft-page-break/><text:span text:style-name="T47">-</text:span><text:span text:style-name="T40"> <text:s text:c="4"/></text:span><text:span text:style-name="T47">функция хеширования для связывания ячеек со структурой данных;</text:span></text:p>
      <text:p text:style-name="P33"><text:span text:style-name="T47">-</text:span><text:span text:style-name="T40"> <text:s text:c="4"/></text:span><text:span text:style-name="T47">политика разрешения коллизий, определяющая, что нужно делать, когда ключи вступают в противоречие.</text:span></text:p>
      <text:p text:style-name="P30">Чтобы быть полезной, хеш-таблица должна как минимум добавлять новые элементы и находить сохраненные ранее. Пригодится и способность удалять хешированный ключ, которая, к сожалению, иногда отсутствует.</text:p>
      <text:p text:style-name="P20"/>
      <text:p text:style-name="P2">3. Задания</text:p>
      <text:p text:style-name="P3">3.1 Задания:</text:p>
      <text:p text:style-name="P36"><text:span text:style-name="T3">Задание 1:</text:span><text:span text:style-name="T6"> </text:span><text:span text:style-name="T45">Напишите программу для создания хеш-таблицы с использованием открытой адресации и псевдослучайного пробирования.</text:span><text:span text:style-name="T36"> </text:span></text:p>
      <text:p text:style-name="P1"><text:span text:style-name="T4">3.</text:span><text:span text:style-name="T5">2</text:span><text:span text:style-name="T4"> Алгоритмы:</text:span></text:p>
      <text:p text:style-name="P23"><text:tab/>Реализован <text:span text:style-name="T56">класс </text:span><text:span text:style-name="T18">Dictionary </text:span><text:span text:style-name="T56">для создания ассоциативного массива, цикл для его заполнения и псевдо-случайный вывод в консоль</text:span>.</text:p>
      <text:p text:style-name="P11"><text:span text:style-name="T2"><text:tab/></text:span><text:span text:style-name="T4">3.3 Тестирование:</text:span></text:p>
      <text:p text:style-name="P11"><text:span text:style-name="T2"><text:tab/><text:tab/></text:span><text:span text:style-name="T3">3.3.1 Тестирование программы для задачи 1</text:span></text:p>
      <text:p text:style-name="P19">Работает исправно, если не введены буквы вместо цифр.</text:p>
      <text:p text:style-name="P6"><text:tab/></text:p>
      <text:p text:style-name="P8">Список литературы</text:p>
      <text:p text:style-name="P11"><text:span text:style-name="T2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2">;</text:span></text:p>
      <text:p text:style-name="P6">2. Методические указания к лабораторным работам(Электронное пособие).</text:p>
      <text:p text:style-name="P24"/>
      <text:p text:style-name="P24"/>
      <text:p text:style-name="P24"><text:soft-page-break/>Приложения</text:p>
      <text:p text:style-name="P7">Приложение 1.1 </text:p>
      <text:p text:style-name="P5">Исходный код задания 1</text:p>
      <text:p text:style-name="P27">Dictionary&lt;<text:span text:style-name="T19">int</text:span>, <text:span text:style-name="T19">int</text:span>&gt; cl1 = <text:span text:style-name="T19">new</text:span> Dictionary&lt;<text:span text:style-name="T19">int</text:span>, <text:span text:style-name="T19">int</text:span>&gt;();</text:p>
      <text:p text:style-name="P29"><text:span text:style-name="T9"><text:s text:c="12"/></text:span><text:span text:style-name="T20">for</text:span><text:span text:style-name="T9"> (</text:span><text:span text:style-name="T20">int</text:span><text:span text:style-name="T9"> i = 0; i &lt; 5; i++) <text:s text:c="11"/>{</text:span></text:p>
      <text:p text:style-name="P28"><text:s text:c="16"/>cl1.Add(i, i + 2); <text:s text:c="11"/>}</text:p>
      <text:p text:style-name="P29"><text:span text:style-name="T9"><text:s text:c="12"/>Random r = </text:span><text:span text:style-name="T20">new</text:span><text:span text:style-name="T9"> Random();</text:span></text:p>
      <text:p text:style-name="P29"><text:span text:style-name="T9"><text:s text:c="12"/></text:span><text:span text:style-name="T20">for</text:span><text:span text:style-name="T9">(</text:span><text:span text:style-name="T20">int</text:span><text:span text:style-name="T9"> i = 0; i &lt; cl1.Count; i++) <text:s text:c="11"/>{</text:span></text:p>
      <text:p text:style-name="P28"><text:s text:c="16"/>Console.WriteLine(cl1[r.Next(0,cl1.Count)]); <text:s text:c="11"/>}</text:p>
      <text:p text:style-name="P7"/>
      <text:p text:style-name="P7">Приложение 1.2</text:p>
      <text:p text:style-name="P5">Тест задания 1</text:p>
      <text:p text:style-name="P5"><draw:frame draw:style-name="fr1" draw:name="Графический объект1" text:anchor-type="paragraph" svg:width="6.96cm" svg:height="1.746cm" draw:z-index="0"><draw:image xlink:href="Pictures/2000000700001B30000006D3E5C1924B.svm" xlink:type="simple" xlink:show="embed" xlink:actuate="onLoad"/></draw:frame></text:p>
      <text:p text:style-name="P9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Segoe UI1" svg:font-family="'Segoe UI'"/>
    <style:font-face style:name="Times New Roman1" svg:font-family="'Times New Roman'"/>
    <style:font-face style:name="Times New Roman2" svg:font-family="'Times New Roman', 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3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3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02</meta:editing-cycles>
    <meta:print-date>2019-09-23T21:17:18.47</meta:print-date>
    <meta:creation-date>2019-04-02T15:10:00</meta:creation-date>
    <dc:date>2019-09-30T22:23:54.15</dc:date>
    <meta:editing-duration>PT5H13M52S</meta:editing-duration>
    <meta:generator>OpenOffice/4.1.6$Win32 OpenOffice.org_project/416m1$Build-9790</meta:generator>
    <meta:document-statistic meta:table-count="0" meta:image-count="1" meta:object-count="0" meta:page-count="4" meta:paragraph-count="46" meta:word-count="440" meta:character-count="34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